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paragraph-rsid="0019d3db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8d109" officeooo:paragraph-rsid="0018d109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8d109" officeooo:paragraph-rsid="0018d109" fo:background-color="#dddddd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9d3db" officeooo:paragraph-rsid="0019d3db" fo:background-color="#dddddd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fo:font-weight="bold" officeooo:rsid="0019d3db" officeooo:paragraph-rsid="0019d3db" style:font-size-asian="14pt" style:font-weight-asian="bold" style:font-size-complex="14pt" style:font-weight-complex="bold"/>
    </style:style>
    <style:style style:name="P7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8" style:family="paragraph" style:parent-style-name="Standard">
      <style:paragraph-properties fo:line-height="150%"/>
      <style:text-properties style:font-name="Ubuntu" fo:font-size="14pt" officeooo:rsid="0019d3db" officeooo:paragraph-rsid="0019d3db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b17fd" officeooo:paragraph-rsid="001b7be7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c8b1c" officeooo:paragraph-rsid="001e353b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c8b1c" officeooo:paragraph-rsid="001e63be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e353b" officeooo:paragraph-rsid="001e63be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e63be" officeooo:paragraph-rsid="001e63be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00899" officeooo:paragraph-rsid="00200899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1b17fd" officeooo:paragraph-rsid="001b17fd" fo:background-color="#dddddd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1e353b" officeooo:paragraph-rsid="001e353b" fo:background-color="#dddddd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178c5" officeooo:paragraph-rsid="002178c5" fo:background-color="#dddddd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1e353b" officeooo:paragraph-rsid="001e63be" fo:background-color="transparent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2178c5" officeooo:paragraph-rsid="002178c5" fo:background-color="transparent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4e6b4" officeooo:paragraph-rsid="0024e6b4" fo:background-color="transparent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4f40b" officeooo:paragraph-rsid="0024f40b" fo:background-color="transparent" style:font-size-asian="14pt" style:font-size-complex="14pt"/>
    </style:style>
    <style:style style:name="P2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1e353b" officeooo:paragraph-rsid="001e63be" fo:background-color="transparent" style:font-size-asian="14pt" style:font-style-asian="normal" style:font-size-complex="14pt" style:font-style-complex="normal"/>
    </style:style>
    <style:style style:name="P24" style:family="paragraph" style:parent-style-name="Standard">
      <style:paragraph-properties fo:line-height="150%"/>
      <style:text-properties fo:color="#000000" loext:opacity="100%" style:font-name="Ubuntu" fo:font-size="14pt" fo:font-style="normal" officeooo:paragraph-rsid="002296c8"/>
    </style:style>
    <style:style style:name="T1" style:family="text">
      <style:text-properties officeooo:rsid="0018d10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d109" style:font-weight-asian="bold" style:font-weight-complex="bold"/>
    </style:style>
    <style:style style:name="T4" style:family="text">
      <style:text-properties fo:font-weight="bold" officeooo:rsid="0019d3db" style:font-weight-asian="bold" style:font-weight-complex="bold"/>
    </style:style>
    <style:style style:name="T5" style:family="text">
      <style:text-properties fo:font-weight="bold" officeooo:rsid="001b17fd" style:font-weight-asian="bold" style:font-weight-complex="bold"/>
    </style:style>
    <style:style style:name="T6" style:family="text">
      <style:text-properties fo:font-weight="bold" officeooo:rsid="001b7be7" style:font-weight-asian="bold" style:font-weight-complex="bold"/>
    </style:style>
    <style:style style:name="T7" style:family="text">
      <style:text-properties fo:font-weight="bold" officeooo:rsid="001e63be" style:font-weight-asian="bold" style:font-weight-complex="bold"/>
    </style:style>
    <style:style style:name="T8" style:family="text">
      <style:text-properties fo:font-weight="bold" officeooo:rsid="002296c8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officeooo:rsid="0019d3db"/>
    </style:style>
    <style:style style:name="T10" style:family="text">
      <style:text-properties officeooo:rsid="001b17fd"/>
    </style:style>
    <style:style style:name="T11" style:family="text">
      <style:text-properties officeooo:rsid="001b17fd" fo:background-color="#dddddd" loext:char-shading-value="0"/>
    </style:style>
    <style:style style:name="T12" style:family="text">
      <style:text-properties officeooo:rsid="001b7be7" fo:background-color="#dddddd" loext:char-shading-value="0"/>
    </style:style>
    <style:style style:name="T13" style:family="text">
      <style:text-properties officeooo:rsid="001e63be" fo:background-color="#dddddd" loext:char-shading-value="0"/>
    </style:style>
    <style:style style:name="T14" style:family="text">
      <style:text-properties officeooo:rsid="001f9e03" fo:background-color="#dddddd" loext:char-shading-value="0"/>
    </style:style>
    <style:style style:name="T15" style:family="text">
      <style:text-properties officeooo:rsid="0024f40b" fo:background-color="#dddddd" loext:char-shading-value="0"/>
    </style:style>
    <style:style style:name="T16" style:family="text">
      <style:text-properties officeooo:rsid="001b7be7"/>
    </style:style>
    <style:style style:name="T17" style:family="text">
      <style:text-properties officeooo:rsid="001e353b"/>
    </style:style>
    <style:style style:name="T18" style:family="text">
      <style:text-properties officeooo:rsid="001e63be"/>
    </style:style>
    <style:style style:name="T19" style:family="text">
      <style:text-properties officeooo:rsid="001f9e03"/>
    </style:style>
    <style:style style:name="T20" style:family="text">
      <style:text-properties officeooo:rsid="002178c5"/>
    </style:style>
    <style:style style:name="T21" style:family="text">
      <style:text-properties fo:font-variant="normal" fo:text-transform="none" fo:color="#000000" loext:opacity="100%" style:font-name="Ubuntu" fo:letter-spacing="normal" fo:font-style="normal" fo:font-weight="normal" officeooo:rsid="002296c8" fo:background-color="#dddddd" loext:char-shading-value="0" style:font-style-asian="normal" style:font-style-complex="normal"/>
    </style:style>
    <style:style style:name="T22" style:family="text">
      <style:text-properties fo:font-variant="normal" fo:text-transform="none" fo:color="#000000" loext:opacity="100%" style:font-name="Ubuntu" fo:letter-spacing="normal" fo:font-style="normal" fo:font-weight="normal" officeooo:rsid="001e353b" style:font-style-asian="normal" style:font-style-complex="normal"/>
    </style:style>
    <style:style style:name="T23" style:family="text">
      <style:text-properties fo:font-variant="normal" fo:text-transform="none" fo:letter-spacing="normal" fo:font-weight="normal" style:font-size-asian="14pt" style:font-style-asian="normal" style:font-size-complex="14pt" style:font-style-complex="normal"/>
    </style:style>
    <style:style style:name="T24" style:family="text">
      <style:text-properties fo:font-variant="normal" fo:text-transform="none" fo:letter-spacing="normal" fo:font-weight="normal" officeooo:rsid="00242699" fo:background-color="#dddddd" loext:char-shading-value="0" style:font-size-asian="14pt" style:font-style-asian="normal" style:font-size-complex="14pt" style:font-style-complex="normal"/>
    </style:style>
    <style:style style:name="T25" style:family="text">
      <style:text-properties officeooo:rsid="002296c8" fo:background-color="transparent" loext:char-shading-value="0" style:font-size-asian="14pt" style:font-style-asian="normal" style:font-size-complex="14pt" style:font-style-complex="normal"/>
    </style:style>
    <style:style style:name="T26" style:family="text">
      <style:text-properties officeooo:rsid="00242699" fo:background-color="transparent" loext:char-shading-value="0" style:font-size-asian="14pt" style:font-style-asian="normal" style:font-size-complex="14pt" style:font-style-complex="normal"/>
    </style:style>
    <style:style style:name="T27" style:family="text">
      <style:text-properties officeooo:rsid="0024f4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Comandos</text:h>
      <text:p text:style-name="P3"><text:span text:style-name="T4">o</text:span><text:span text:style-name="T2">pen -</text:span> É um método do window que tem a função de abrir uma nova janela do navegador ou guia (dependendo da configuração ) apartir de uma URL. Caso não tenha uma URL uma pagina em branco será aberta: </text:p>
      <text:p text:style-name="P4">window.open(“URL”, “<text:span text:style-name="T9">target”</text:span>, “specs”) </text:p>
      <text:p text:style-name="P1"/>
      <text:p text:style-name="P1"><text:s text:c="5"/><text:span text:style-name="T3">URL:</text:span><text:span text:style-name="T1"> String indicando a URL ou caminho do recurso a ser carregado</text:span></text:p>
      <text:p text:style-name="P2"><text:s text:c="5"/><text:span text:style-name="T4">target:</text:span><text:span text:style-name="T9"> Uma string especificando o nome do contexto de navegação no </text:span></text:p>
      <text:p text:style-name="P8"><text:s text:c="5"/>qual o recurso esta sendo carregado. Tambem pode ser usado: _self, </text:p>
      <text:p text:style-name="P8"><text:s text:c="5"/>_blank, _parent e _top</text:p>
      <text:p text:style-name="P2"><text:s text:c="5"/><text:span text:style-name="T4">specs:</text:span><text:span text:style-name="T9"> Uma string contendo uma lista (separada por virgulas) de recursos </text:span></text:p>
      <text:p text:style-name="P8"><text:s text:c="5"/>de janela (nome=valor). Esses recursos incluem tamanho e posição </text:p>
      <text:p text:style-name="P8"><text:s text:c="5"/>padrão da janela, abrir ou não uma janela pop-up minima etc.</text:p>
      <text:p text:style-name="P1"/>
      <text:p text:style-name="P6">Ex:</text:p>
      <text:p text:style-name="P5">window.open(“https://www.youtube.com/”, “_blank”, “width=200, height=100”) </text:p>
      <text:p text:style-name="P1"/>
      <text:p text:style-name="P1"><text:span text:style-name="T2">.</text:span><text:span text:style-name="T4">status –</text:span><text:span text:style-name="T9"> </text:span><text:span text:style-name="T10">É uma propriedade somente leitura da Response interface que retorna os codigos de status HTTP da resposta. <text:s/>200 para obter sucesso, 404 se o recurso não puder ser encontrado etc.</text:span></text:p>
      <text:p text:style-name="P16">response.status </text:p>
      <text:p text:style-name="P1"/>
      <text:p text:style-name="P1"><text:span text:style-name="T2">.</text:span><text:span text:style-name="T5">send –</text:span><text:span text:style-name="T10"> É um método do XMLHttpRequest que vai enviar uma requisição para o servidor. Se a solicitação for assincrona esse método retornará assim que for enviado, se não, retornará só quando a resposta chegar: </text:span><text:span text:style-name="T11">XMLHttpRequest.send( <text:s/>) </text:span></text:p>
      <text:p text:style-name="P1"/>
      <text:p text:style-name="P1"/>
      <text:p text:style-name="P10"><text:soft-page-break/><text:span text:style-name="T6">responseText</text:span><text:span text:style-name="T2"> –</text:span> <text:span text:style-name="T16">É uma propriedade somente leitura do XMLHttpRequest que vai retornar o texto recebido de um servidor após o envio de uma solicitação: <text:s/></text:span><text:span text:style-name="T12">XMLHttpRequest.responseText </text:span></text:p>
      <text:p text:style-name="P1"/>
      <text:p text:style-name="P12"><text:span text:style-name="T2">Promise all –</text:span> Recebe <text:span text:style-name="T17">um array de Promises como entrada e só </text:span><text:span text:style-name="T18">irá </text:span><text:span text:style-name="T17">r</text:span><text:span text:style-name="T18">esolver</text:span><text:span text:style-name="T17"> quando todas forem resolvidas, </text:span><text:span text:style-name="T18">ou rejeitar </text:span><text:span text:style-name="T17">quando qualquer uma delas for rejeitada, ou seja, retorna diversas Promises ao mesmo tempo:</text:span></text:p>
      <text:p text:style-name="P17">Promise.all([ <text:s/>]) </text:p>
      <text:p text:style-name="P11"/>
      <text:p text:style-name="P13"><text:span text:style-name="T2">Promise allSettled –</text:span> Funciona da mesma forma que o Promise all por<text:span text:style-name="T18">ê</text:span>m <text:span text:style-name="T18">nunca rejeitará, será resolvido assim que todas as promises forem rejeitadas ou resolvidas: </text:span><text:span text:style-name="T13">Promise.allSettled([ <text:s/>]) </text:span></text:p>
      <text:p text:style-name="P13"/>
      <text:p text:style-name="P14"><text:span text:style-name="T2">Promise any –</text:span> Funciona da mesma forma que as duas anteriores porêm será resolvida assim que qualquer uma das promessas for resolvida <text:span text:style-name="T19">e será rejeitada assim que todas forem rejeitadas: </text:span><text:span text:style-name="T14">Promise.any([ <text:s/>]) </text:span></text:p>
      <text:p text:style-name="P14"/>
      <text:p text:style-name="P15"><text:span text:style-name="T2">Promise race –</text:span> <text:span text:style-name="T20">Funciona da mesma forma que as três anteriores porêm resolve ou rejeita assim que houver uma promessa que resolve ou rejeita:</text:span></text:p>
      <text:p text:style-name="P18">Promise.race([ <text:s/>]) </text:p>
      <text:p text:style-name="P19"/>
      <text:p text:style-name="P20"><text:span text:style-name="T7">P</text:span><text:span text:style-name="T2">romise resolve –</text:span> <text:span text:style-name="T22">Quando chamamos o Promise.resolve() com um valor, ele cria uma promessa que é imediatamente resolvida com esse valor. Isso significa que a promessa é considerada como concluída e o valor é disponibilizado para ser utilizado. Isso é útil quando queremos tratar um valor como uma promessa, mesmo que não esteja relacionado a uma operação assíncrona real: </text:span><text:span text:style-name="T21">Promise.resolve( ) </text:span></text:p>
      <text:p text:style-name="P23"/>
      <text:p text:style-name="P23"/>
      <text:p text:style-name="P23"/>
      <text:p text:style-name="P24"><text:soft-page-break/><text:span text:style-name="T8">Promise reject –</text:span><text:span text:style-name="T25"> </text:span><text:span text:style-name="T26">Cria uma nova Promessa que é imediatamente rejeitada, </text:span><text:span text:style-name="T23">ou seja, ela representa um valor rejeitado em uma operação assíncrona. Essa promessa será rejeitada com o motivo (ou erro) especificado, que pode ser qualquer tipo de valor: </text:span><text:span text:style-name="T24">Promise.reject(motivo) </text:span></text:p>
      <text:p text:style-name="P19"/>
      <text:p text:style-name="P21"><text:span text:style-name="T2">preventDefault –</text:span> <text:span text:style-name="T27">Cancela o evento (se for cancelavel), ou seja, a ação padrão que pertence ao evento não ocorrerá. Por exemplo ao clicar em um botão “enviar” impede que o formulario seja enviado ou ao clicar em um link <text:s/>evite que o link siga a URL: </text:span><text:span text:style-name="T15">event.preventDefault( <text:s/>) </text:span></text:p>
      <text:p text:style-name="P22"><text:span text:style-name="T2">Obs:</text:span> não impede a propagação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08:14:19.799693900</meta:creation-date>
    <dc:date>2023-05-12T16:23:46.330318558</dc:date>
    <meta:editing-duration>PT2H33M38S</meta:editing-duration>
    <meta:editing-cycles>7</meta:editing-cycles>
    <meta:generator>LibreOffice/7.0.4.2$Linux_X86_64 LibreOffice_project/00$Build-2</meta:generator>
    <meta:document-statistic meta:table-count="0" meta:image-count="0" meta:object-count="0" meta:page-count="3" meta:paragraph-count="26" meta:word-count="477" meta:character-count="3125" meta:non-whitespace-character-count="2603"/>
  </office:meta>
</office:document-meta>
</file>